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8bc" officeooo:paragraph-rsid="001778bc"/>
    </style:style>
    <style:style style:name="P2" style:family="paragraph" style:parent-style-name="Standard">
      <style:text-properties officeooo:rsid="001883fd" officeooo:paragraph-rsid="001883fd"/>
    </style:style>
    <style:style style:name="P3" style:family="paragraph" style:parent-style-name="Standard">
      <style:text-properties officeooo:rsid="001883fd" officeooo:paragraph-rsid="00219851"/>
    </style:style>
    <style:style style:name="P4" style:family="paragraph" style:parent-style-name="Standard">
      <style:text-properties officeooo:rsid="00200cd9" officeooo:paragraph-rsid="00200cd9"/>
    </style:style>
    <style:style style:name="P5" style:family="paragraph" style:parent-style-name="Standard">
      <style:text-properties officeooo:rsid="00225ecd" officeooo:paragraph-rsid="00225ecd"/>
    </style:style>
    <style:style style:name="P6" style:family="paragraph" style:parent-style-name="Standard">
      <style:text-properties officeooo:rsid="00244b82" officeooo:paragraph-rsid="00244b82"/>
    </style:style>
    <style:style style:name="P7" style:family="paragraph" style:parent-style-name="Standard">
      <style:text-properties officeooo:rsid="0028da3a" officeooo:paragraph-rsid="0028da3a"/>
    </style:style>
    <style:style style:name="P8" style:family="paragraph" style:parent-style-name="Standard">
      <style:text-properties officeooo:rsid="0030a7cf" officeooo:paragraph-rsid="0030a7cf"/>
    </style:style>
    <style:style style:name="P9" style:family="paragraph" style:parent-style-name="Standard">
      <style:text-properties officeooo:rsid="00329cd8" officeooo:paragraph-rsid="0030a7cf"/>
    </style:style>
    <style:style style:name="P10" style:family="paragraph" style:parent-style-name="Heading_20_2">
      <style:text-properties style:font-name="Palatino Linotype" fo:font-size="12pt" fo:font-weight="normal" officeooo:rsid="00200cd9" officeooo:paragraph-rsid="00200cd9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rsid="0030a7cf" officeooo:paragraph-rsid="0030a7cf"/>
    </style:style>
    <style:style style:name="P12" style:family="paragraph" style:parent-style-name="Standard">
      <style:text-properties fo:font-style="italic" officeooo:rsid="0036cacd" officeooo:paragraph-rsid="0036cacd" style:font-style-asian="italic" style:font-style-complex="italic"/>
    </style:style>
    <style:style style:name="P13" style:family="paragraph" style:parent-style-name="Standard">
      <style:text-properties fo:font-style="italic" officeooo:rsid="00391c7d" officeooo:paragraph-rsid="00391c7d" style:font-style-asian="italic" style:font-style-complex="italic"/>
    </style:style>
    <style:style style:name="P14" style:family="paragraph" style:parent-style-name="Standard">
      <style:text-properties fo:font-style="italic" fo:font-weight="normal" officeooo:rsid="003a8ca9" officeooo:paragraph-rsid="003a8ca9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3ebc62" officeooo:paragraph-rsid="003ebc62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normal" officeooo:rsid="0035c69b" officeooo:paragraph-rsid="0035c69b" style:font-style-asian="normal" style:font-style-complex="normal"/>
    </style:style>
    <style:style style:name="P17" style:family="paragraph" style:parent-style-name="Standard">
      <style:text-properties fo:font-style="normal" officeooo:rsid="0036cacd" officeooo:paragraph-rsid="0036cacd" style:font-style-asian="normal" style:font-style-complex="normal"/>
    </style:style>
    <style:style style:name="P18" style:family="paragraph" style:parent-style-name="Standard">
      <style:text-properties fo:font-style="normal" officeooo:rsid="00394186" officeooo:paragraph-rsid="00394186" style:font-style-asian="normal" style:font-style-complex="normal"/>
    </style:style>
    <style:style style:name="P19" style:family="paragraph" style:parent-style-name="Standard">
      <style:text-properties fo:font-style="normal" fo:font-weight="normal" officeooo:rsid="003cb13e" officeooo:paragraph-rsid="003cb13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paragraph-rsid="0030a7cf"/>
    </style:style>
    <style:style style:name="P21" style:family="paragraph" style:parent-style-name="Standard">
      <style:text-properties officeooo:rsid="00329cd8" officeooo:paragraph-rsid="0030a7cf"/>
    </style:style>
    <style:style style:name="T1" style:family="text">
      <style:text-properties officeooo:rsid="001ca76b"/>
    </style:style>
    <style:style style:name="T2" style:family="text">
      <style:text-properties officeooo:rsid="001e1cf4"/>
    </style:style>
    <style:style style:name="T3" style:family="text">
      <style:text-properties officeooo:rsid="00200cd9"/>
    </style:style>
    <style:style style:name="T4" style:family="text">
      <style:text-properties officeooo:rsid="00225ecd"/>
    </style:style>
    <style:style style:name="T5" style:family="text">
      <style:text-properties officeooo:rsid="0025969d"/>
    </style:style>
    <style:style style:name="T6" style:family="text">
      <style:text-properties officeooo:rsid="00271e96"/>
    </style:style>
    <style:style style:name="T7" style:family="text">
      <style:text-properties officeooo:rsid="0028da3a"/>
    </style:style>
    <style:style style:name="T8" style:family="text">
      <style:text-properties officeooo:rsid="00294e4b"/>
    </style:style>
    <style:style style:name="T9" style:family="text">
      <style:text-properties officeooo:rsid="002c6e54"/>
    </style:style>
    <style:style style:name="T10" style:family="text">
      <style:text-properties officeooo:rsid="002e39e0"/>
    </style:style>
    <style:style style:name="T11" style:family="text">
      <style:text-properties officeooo:rsid="0036cac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6cacd" style:font-style-asian="italic" style:font-style-complex="italic"/>
    </style:style>
    <style:style style:name="T14" style:family="text">
      <style:text-properties fo:font-style="italic" officeooo:rsid="003c5d28" style:font-style-asian="italic" style:font-style-complex="italic"/>
    </style:style>
    <style:style style:name="T15" style:family="text">
      <style:text-properties officeooo:rsid="0037aa65"/>
    </style:style>
    <style:style style:name="T16" style:family="text">
      <style:text-properties officeooo:rsid="0039b820"/>
    </style:style>
    <style:style style:name="T17" style:family="text">
      <style:text-properties officeooo:rsid="003cb13e"/>
    </style:style>
    <style:style style:name="T18" style:family="text">
      <style:text-properties officeooo:rsid="003d3c07"/>
    </style:style>
    <style:style style:name="T19" style:family="text">
      <style:text-properties officeooo:rsid="003ebc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émy: </text:p>
      <text:p text:style-name="P4"/>
      <text:p text:style-name="P1">1) Dopra<text:span text:style-name="T2">va</text:span></text:p>
      <text:p text:style-name="P1">- <text:span text:style-name="T4">nízká kvalita železniční i silniční infrastruktury</text:span></text:p>
      <text:p text:style-name="P1">- <text:span text:style-name="T4">mýtická rychlodráha Praha-Kladno </text:span></text:p>
      <text:p text:style-name="P1">- <text:span text:style-name="T4">diskutabilní napojení linkových spojů na pražskou MHD</text:span></text:p>
      <text:p text:style-name="P1"/>
      <text:p text:style-name="P1">2) <text:span text:style-name="T2">Zdravotnictví</text:span></text:p>
      <text:p text:style-name="P1">-<text:span text:style-name="T2"> nekoncepční utrácení a s tím související totální netransparence</text:span></text:p>
      <text:p text:style-name="P1">- <text:span text:style-name="T4">nízký počet lékařů a lůžkových zařízení</text:span></text:p>
      <text:p text:style-name="P1"><text:s/></text:p>
      <text:p text:style-name="P1">3) <text:span text:style-name="T1">Ekologie</text:span></text:p>
      <text:p text:style-name="P1">- <text:span text:style-name="T2">protipovodňová ochrana (v roce 2013 vyšly povodně kraj na 4,2 miliardy korun)</text:span></text:p>
      <text:p text:style-name="P1"/>
      <text:p text:style-name="P2">4) Zadluženost, <text:span text:style-name="T3">korupce</text:span></text:p>
      <text:p text:style-name="P2">- <text:span text:style-name="T2">kraj je nejzadluženější v republice</text:span></text:p>
      <text:p text:style-name="P2">- <text:span text:style-name="T3">podivné dotace</text:span></text:p>
      <text:p text:style-name="P2"/>
      <text:p text:style-name="P5">5) Rezervy ve vybavenosti informačními technologiemi ve veřejné sféře</text:p>
      <text:p text:style-name="P3"/>
      <text:p text:style-name="P2"/>
      <text:h text:style-name="P10" text:outline-level="2">Kontakt s voličem:</text:h>
      <text:p text:style-name="P7">Taky tedy <text:span text:style-name="T8">pár nápadů na případný brainstorming</text:span>…</text:p>
      <text:p text:style-name="P7"/>
      <text:p text:style-name="P6">- <text:span text:style-name="T10">rozhodně </text:span>síťovat přes sociální sítě, <text:span text:style-name="T10">je to místo, kde je dnes asi nejsnazší oslovit nejširší spektrum obyvatel</text:span></text:p>
      <text:p text:style-name="P6">- vesnice – <text:span text:style-name="T5">letáky – dobrovolníci (jsou-li) roznos a rozlep</text:span></text:p>
      <text:p text:style-name="P6">- <text:span text:style-name="T6">místa dojezdu do Prahy z kraje obsadit pirátským obsahem</text:span></text:p>
      <text:p text:style-name="P6">- <text:span text:style-name="T7">piráti na plovárně - směřovat nějaké promo materiály/projevy do míst, kde se v létě zdržuje hodně lidí</text:span></text:p>
      <text:p text:style-name="P6">- <text:span text:style-name="T8">ve vybraných okresních městech pirátské akce</text:span></text:p>
      <text:p text:style-name="P6">- <text:span text:style-name="T8">září – lovit prvovoliče (projet pirátskou základnu, kdo ze Středočechů chodí do posledního ročníku na gymplu)</text:span></text:p>
      <text:p text:style-name="P6">- <text:span text:style-name="T8">periodika? Krajské přílohy velkých novin či listy okresních měst, ale pouze v případě, že by si za to neříkali o horentní sumy (opět oslovit členy, zda někdo někdo nepracuje, nebo někoho takového nezná apod.)</text:span></text:p>
      <text:p text:style-name="P6">- <text:span text:style-name="T9">domovy důchodců – možná takový netradiční cíl, nicméně pokud by se někde <text:s/>udělaly besedy se seniory, kde by se čas kromě agitace věnoval i vyprávění o něčem zajímavém, mohlo by to mít překvapivý úspěch (nutno ovšem též zjistit a seniorům komunikovat možnost, jak mohu volit, když nemohu chodit apod.)</text:span></text:p>
      <text:p text:style-name="P6">- <text:span text:style-name="T10">léto je období festivalů, kde se schází nejrůznější směs lidí – prozkoumat akce v kraji a pokud je někdo z členů navštěvuje, třeba by se mohl věnovat i nějaké agitaci</text:span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text:span text:style-name="T12">Jak vysvětlit pirátský program jednotlivým skupinám voličů – </text:span><text:span text:style-name="T13">předpokládám, že jde o stručn</text:span><text:span text:style-name="T14">ý nástřel</text:span><text:span text:style-name="T13"> prezentac</text:span><text:span text:style-name="T14">e</text:span><text:span text:style-name="T13"> myšlenek programu, které jsou pro tu kterou voličskou skupinu klíčové.</text:span><text:span text:style-name="T11"> </text:span></text:p>
      <text:p text:style-name="P8"/>
      <text:p text:style-name="P20"><text:span text:style-name="Strong_20_Emphasis"/></text:p>
      <text:p text:style-name="P8"/>
      <text:p text:style-name="P16">Student – Piráti nabízí kraj nové generace, plný příležitostí pro každého. Klíčová je pro nás otevřenost, svoboda informací, použití nových technologií, kvalitní veřejné služby a zapojení občanů do rozhodovacího procesu. Chceme kraj bez korupce, přebujelé byrokracie, kraj kde se rozvíjíme ekologicky, chráníme životní prostředí, investujeme do vzdělání <text:span text:style-name="T15">a rozvoje zaměstnanosti.</text:span></text:p>
      <text:p text:style-name="P12">Důraz na svobodu informací, nové technologie a otevřenost. </text:p>
      <text:p text:style-name="P17"/>
      <text:p text:style-name="P17">Matka na mateřské – Cílem Pirátů je kraj nové generace, otevřený, s <text:span text:style-name="T15">kvalitní koncepcí zdravotnictví <text:s text:c="2"/>a dostupnost veřejných sociálních služeb. Nabízíme alternativu kraje bez korupce, přebujelé byrokracie, kraj, kde skutečně fungují ekologická řešení. Chceme zvýšit kvalitu vzdělávání v kraji, zabránit rušení menších škol v obcích a usnadnit dopravu dětem do škol. Hodláme podporovat veřejné knihovny, galerie a další kulturní zařízení, jakož i areály pro sportovní vyžití. </text:span></text:p>
      <text:p text:style-name="P13">Důraz na veřejné a sociální služby a školství.</text:p>
      <text:p text:style-name="P13"/>
      <text:p text:style-name="P18">Živnostník – <text:span text:style-name="T16">Naším cílem je kraj otevřený, prosperující, s důrazem na otevřenost, transparentnost, svobodu informací. Nabízíme alternativu kraje bez korupce, neprůhledných dotací a klientismu; chceme, aby veřejné zakázky byly skutečně veřejné a <text:s/>hospodaření kraje efektivní. Chceme rozvíjet infrastrukturu, budovat příležitosti pro cestovní ruch a zlepšovat dostupnost veřejných, sociálních i zdravotních služeb. </text:span></text:p>
      <text:p text:style-name="P14">Důraz na veřejn<text:span text:style-name="T17">é zakázky, transparenci, příležitosti pro po rozvoj.</text:span></text:p>
      <text:p text:style-name="P14"/>
      <text:p text:style-name="P19">Důchodce – Cílem Pirátů je kraj, otevřený, prosperující, kraj, kde má každý občan možnost podílet se na rozhodování o jeho budoucím směřování. Nabízíme alternativu <text:span text:style-name="T19">transparentního</text:span> kraje bez korupce, <text:span text:style-name="T18">zbytečné byrokracie, s možností zapojit se do veřejného dění. Chceme zlepšit dopravní infrastrukturu, zasadíme se o <text:s/>kvalitní a všeobecně dostupné veřejné služby, vyřešíme financování zdravotnictví a tím i lepší dostupnost zdravotnických služeb široké veřejnosti. </text:span></text:p>
      <text:p text:style-name="P15">Důraz na sociální a zdravotní služby a možnost podílet se na rozhodování o kra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8:11:06.508000000</meta:creation-date>
    <meta:generator>LibreOffice/5.1.3.2$Windows_X86_64 LibreOffice_project/644e4637d1d8544fd9f56425bd6cec110e49301b</meta:generator>
    <dc:date>2016-07-14T15:15:03.595000000</dc:date>
    <meta:editing-duration>PT4H6M48S</meta:editing-duration>
    <meta:editing-cycles>19</meta:editing-cycles>
    <meta:document-statistic meta:table-count="0" meta:image-count="0" meta:object-count="0" meta:page-count="2" meta:paragraph-count="35" meta:word-count="565" meta:character-count="3919" meta:non-whitespace-character-count="3365"/>
  </office:meta>
</office:document-meta>
</file>